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2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Bernard Drachma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5653</text:p>
      <text:p text:style-name="P6">Date (derived from Gregorian calendar)<text:tab/>June 19, 1893</text:p>
      <text:p text:style-name="P6">Month<text:tab/><text:tab/><text:tab/><text:tab/><text:tab/><text:tab/>June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</text:p>
      <text:p text:style-name="P6">Postma<text:tab/>rk<text:tab/><text:tab/><text:tab/><text:tab/><text:tab/>Y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The envelope is damaged. <text:s/>A section is cut from the top right corner of the front of the envelope.</text:p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From/</text:p>
      <text:p text:style-name="P2">B. Drachman/</text:p>
      <text:p text:style-name="P3">327 E 51<text:span text:style-name="T2">st</text:span><text:span text:style-name="T3"> St</text:span><text:span text:style-name="T4">/</text:span></text:p>
      <text:p text:style-name="P4"><text:span text:style-name="T4">Rev. Dr. S. Morais/</text:span></text:p>
      <text:p text:style-name="P4"><text:span text:style-name="T4">546 North 5th St/</text:span></text:p>
      <text:p text:style-name="P4"><text:span text:style-name="T4">Philadelphia/</text:span></text:p>
      <text:p text:style-name="P4"><text:span text:style-name="T4">Pa./</text:span></text:p>
      <text:p text:style-name="P3"><text:span text:style-name="T4">[Note: The number "8143" is written in a different ink, sideways, at the left side of the front of the envelope.]</text:span></text:p>
      <text:p text:style-name="P3"><text:span text:style-name="T4"/></text:p>
      <text:p text:style-name="P3"><text:span text:style-name="T4">[Page 1]</text:span></text:p>
      <text:p text:style-name="P4"><text:span text:style-name="T4">[Hebrew]/</text:span></text:p>
      <text:p text:style-name="P4"><text:span text:style-name="T4">New York, June 19th[/ inserted by author]5653/</text:span></text:p>
      <text:p text:style-name="P3"><text:span text:style-name="T4">Dear Dr!/</text:span></text:p>
      <text:p text:style-name="P3"><text:span text:style-name="T4"><text:tab/>Your favor of the 17th inst. has reached me/ and I make haste to answer it at once. <text:s/>The Seminary/ classes are making steady preparations for their exam-/-inations and I have no doubt will make a good show-/-ing. <text:s/>I do not think it necessary for you to under-/-take the trouble and exertion of coming here previously./ <text:s/>I have heard with great regret of your illness and/ although I know that in a </text:span><text:soft-page-break/><text:span text:style-name="T4">matter of importance to Judaism/ such as the examination of the students of the Seminary, it/ is very hard for you to forego active participation, neverthe-/-less I would urge you to follow the advice of your/ physicians and take the rest which they deem necess-/-ary for your health. <text:s/>Your health is of far too great/ importance to us all and to Judaism for us to be willing/ to see you subject it to too great a strain and I would/ therefore take the liberty to urge you to abstain from con-/-ducting the examination in person unless you feel suf-/-ficiently strong for the exertion. <text:s/>You might desig-/-nate such members of the Advisory Board as you/</text:span></text:p>
      <text:p text:style-name="P3"><text:span text:style-name="T4"/></text:p>
      <text:p text:style-name="P3"><text:span text:style-name="T4">[Page 2]</text:span></text:p>
      <text:p text:style-name="P3"><text:span text:style-name="T4">see fit to represent you and I have no doubt all would/ be glad to accede to your request./</text:span></text:p>
      <text:p text:style-name="P3"><text:span text:style-name="T4">I do not think you need be under any apprehension/ as to the result, as the classes have all worked faith-/-fully and well during the past school year and/ will undoubtedly acquit themselves with credit./ <text:s/>I have designated the following students to prepare/ essays for reading at the examination, Hertz and Witten-/-berg, Senior A; Ehrenreich and Fried, Senior B; Levin,/ Junior./</text:span></text:p>
      <text:p text:style-name="P3"><text:span text:style-name="T4">Hoping that the Almighty will grant you [Hebrew]/ so that you shall be soon restored to the enjoyment/ of your usual health and vigor, I remain/ Very sincerely yours/ Bernard Drachma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2:37:12.24</meta:creation-date>
    <meta:document-statistic meta:table-count="0" meta:image-count="0" meta:object-count="0" meta:page-count="3" meta:paragraph-count="79" meta:word-count="538" meta:character-count="3363"/>
    <dc:date>2011-12-14T12:48:49.98</dc:date>
    <dc:creator>Penn Libraries</dc:creator>
    <meta:editing-duration>PT00H11M37S</meta:editing-duration>
    <meta:editing-cycles>1</meta:editing-cycles>
    <meta:generator>OpenOffice.org/3.2$Win32 OpenOffice.org_project/320m12$Build-9483</meta:generator>
  </office:meta>
</office:document-meta>
</file>